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2.938cm" style:type="center"/>
          <style:tab-stop style:position="26.67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03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938cm" style:type="center"/>
          <style:tab-stop style:position="26.67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46289872" text:id="ct246289872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ext:p text:style-name="MP1"><text:change-start text:change-id="ct246289872"/>settings.SITE.site_header()<text:change-end text:change-id="ct246289872"/><text:tab/><text:date style:data-style-name="N37" text:date-value="2011-09-30T23:56:55.81" text:fixed="true">30.09.11</text:date> <text:time style:data-style-name="N41" text:time-value="2011-09-30T23:57:06.39" text:fixed="true">23:57:06</text:time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17T08:26:55.28</dc:date>
    <dc:creator>Luc Saffre</dc:creator>
    <meta:editing-duration>PT12M45S</meta:editing-duration>
    <meta:editing-cycles>8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